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style:text-line-through-style="solid" style:text-underline-style="none"/>
    </style:style>
    <style:style style:name="P7"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0" style:family="paragraph" style:parent-style-name="Text_20_body">
      <style:paragraph-properties fo:margin-left="0cm" fo:margin-right="0cm" style:line-height-at-least="0.476cm" fo:text-indent="0cm" style:auto-text-indent="false"/>
      <style:text-properties style:text-line-through-style="none"/>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Text_20_body" style:list-style-name="L1">
      <style:paragraph-properties fo:margin-left="0cm" fo:margin-right="0cm" fo:margin-top="0cm" fo:margin-bottom="0cm" fo:text-indent="0cm" style:auto-text-indent="false" fo:padding="0cm" fo:border="none"/>
    </style:style>
    <style:style style:name="P23"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1"/>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6"><text:s text:c="4"/>Use Search Menu, Search for Asterisks w/o slash, keep clicking "Search" to check all asterisks in document.</text:p>
      <text:p text:style-name="P6"><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6"><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3">15. Check balanced markup</text:p>
      <text:p text:style-name="P3"/>
      <text:p text:style-name="P3">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3"/>
      <text:p text:style-name="P3"><text:s text:c="4"/>Correct the error and click search until no more are found. </text:p>
      <text:p text:style-name="P1"/>
      <text:h text:style-name="P27" text:outline-level="3">15a. Consider page numbers and curly quotes.</text:h>
      <text:p text:style-name="P2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24">2. Consider whether you want curly quotes in both the utf8.txt version and in the html version. If so, then now is the time to put them in, before the split in step 16.</text:p>
      <text:p text:style-name="P1"/>
      <text:p text:style-name="P3"/>
      <text:p text:style-name="P3">**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text:soft-page-break/></text:p>
      <text:p text:style-name="P1"/>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oft-page-break/><text:s text:c="4"/>Page through entire text, looking for improper indentation. If found, re-open, clicking NO when asked if you want to save the edits. Find and fix broken rewrap markups. Repeat this step.</text:p>
      <text:p text:style-name="P1"><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9"><text:span text:style-name="T9">WARNING</text:span> - Before you start</text:p>
      <text:p text:style-name="P9">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9">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9">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text:span><text:soft-page-break/><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text:soft-page-break/>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10"><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text:soft-page-break/>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8275205486270701492" text:style-name="L1">
        <text:list-item>
          <text:p text:style-name="P22"><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3">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3">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3">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8" text:outline-level="1">Front cover</text:h>
      <text:p text:style-name="P9">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1">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9">It may be that your main TN is at the end of the book, and the epub cover TN is the only one that is required at the front. In this case, you can use the covernote class on the whole div (immediately after &lt;body&gt;), as follows.</text:p>
      <text:p text:style-name="P12">&lt;div class="tnotes covernote"&gt; </text:p>
      <text:p text:style-name="P15"><text:s text:c="2"/><text:span text:style-name="T11">&lt;p&gt;The cover image was created by the transcriber and is placed in the public domain.&lt;/p&gt; </text:span></text:p>
      <text:p text:style-name="P17">&lt;/div&gt; </text:p>
      <text:p text:style-name="P9">However, if you have other notes that you want to appear at the front of the book, you will want the div to be displayed, but just the cover image paragraph hidden, something like this:</text:p>
      <text:p text:style-name="P12">&lt;div class="tnotes"&gt; </text:p>
      <text:p text:style-name="P15"><text:s text:c="2"/><text:span text:style-name="T11">&lt;p&gt;Transcriber's Notes&lt;/p&gt; </text:span></text:p>
      <text:p text:style-name="P15"><text:soft-page-break/><text:s text:c="2"/><text:span text:style-name="T11">&lt;p class="covernote"&gt;The cover image was created by the transcriber and is placed in the public domain.&lt;/p&gt; </text:span></text:p>
      <text:p text:style-name="P15"><text:s text:c="2"/><text:span text:style-name="T11">&lt;p&gt;Other information readers require before reading the book...&lt;/p&gt; </text:span></text:p>
      <text:p text:style-name="P17">&lt;/div&gt;</text:p>
      <text:p text:style-name="P9">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2462985"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soft-page-break/><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7T12:30:33.86</dc:date>
    <dc:creator>Gemma Wright</dc:creator>
    <meta:editing-duration>P1DT11H2M57S</meta:editing-duration>
    <meta:editing-cycles>109</meta:editing-cycles>
    <meta:generator>OpenOffice/4.0.1$Win32 OpenOffice.org_project/401m5$Build-9714</meta:generator>
    <meta:document-statistic meta:table-count="2" meta:image-count="0" meta:object-count="0" meta:page-count="13" meta:paragraph-count="345" meta:word-count="5164" meta:character-count="31964"/>
  </office:meta>
</office:document-meta>
</file>